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L13">
      <style:paragraph-properties fo:text-align="start" style:justify-single-word="false"/>
    </style:style>
    <style:style style:name="P3" style:family="paragraph" style:parent-style-name="Standard" style:list-style-name="L13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4" style:family="paragraph" style:parent-style-name="Standard" style:list-style-name="L13">
      <style:paragraph-properties fo:text-align="start" style:justify-single-word="false" style:text-autospace="none"/>
      <style:text-properties style:font-name="Arial" fo:font-size="12pt" style:font-name-asian="ArialMT" style:font-size-asian="12pt" style:font-name-complex="ArialMT" style:font-size-complex="12pt"/>
    </style:style>
    <style:style style:name="P5" style:family="paragraph" style:parent-style-name="Standard" style:list-style-name="L14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6" style:family="paragraph" style:parent-style-name="Standard" style:list-style-name="L15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7" style:family="paragraph" style:parent-style-name="Standard" style:list-style-name="L16">
      <style:paragraph-properties fo:text-align="start" style:justify-single-word="false" style:text-autospace="none"/>
      <style:text-properties style:font-name="Arial" fo:font-size="12pt" style:font-name-asian="ArialMT" style:font-size-asian="12pt" style:font-name-complex="ArialM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name-asian="ArialMT" style:font-size-asian="12pt" style:font-name-complex="ArialMT" style:font-size-complex="12pt"/>
    </style:style>
    <style:style style:name="T3" style:family="text">
      <style:text-properties fo:font-size="12pt"/>
    </style:style>
    <style:style style:name="T4" style:family="text">
      <style:text-properties style:font-name-asian="ArialMT"/>
    </style:style>
    <style:style style:name="T5" style:family="text">
      <style:text-properties style:font-size-asian="12pt"/>
    </style:style>
    <style:style style:name="T6" style:family="text">
      <style:text-properties style:font-name-complex="ArialMT"/>
    </style:style>
    <style:style style:name="T7" style:family="text">
      <style:text-properties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ques Uber</text:p>
      <text:p text:style-name="P8">10/18/2012</text:p>
      <text:p text:style-name="P8">BB331</text:p>
      <text:p text:style-name="P8"/>
      <text:p text:style-name="P9">Decodeme.com</text:p>
      <text:p text:style-name="P9"/>
      <text:list xml:id="list531680736" text:style-name="L13">
        <text:list-item>
          <text:p text:style-name="P2"><text:span text:style-name="T2">Describes services provided and costs</text:span></text:p>
        </text:list-item>
      </text:list>
      <text:list xml:id="list531398978" text:style-name="L15">
        <text:list-item>
          <text:list>
            <text:list-item>
              <text:p text:style-name="P6">Claims to test for 47 diseases and conditions</text:p>
            </text:list-item>
            <text:list-item>
              <text:p text:style-name="P6">A customer is shown a photo with the price of '$1,100'</text:p>
            </text:list-item>
            <text:list-item>
              <text:p text:style-name="P6">Useful info-graphics displaying your risk to certain diseases</text:p>
            </text:list-item>
            <text:list-item>
              <text:p text:style-name="P6">Allows users to use 'demo mode' to see what test results might look like.</text:p>
            </text:list-item>
          </text:list>
        </text:list-item>
      </text:list>
      <text:list xml:id="list692368300" text:continue-list="list531680736" text:style-name="L13">
        <text:list-item>
          <text:list>
            <text:list-header>
              <text:p text:style-name="P3"/>
            </text:list-header>
          </text:list>
        </text:list-item>
        <text:list-item>
          <text:p text:style-name="P2"><text:span text:style-name="T2">Describes your impression of the company</text:span></text:p>
        </text:list-item>
      </text:list>
      <text:list xml:id="list1906561823" text:style-name="L14">
        <text:list-item>
          <text:list>
            <text:list-item>
              <text:p text:style-name="P5">Targeted toward white males and females that have families. The majority of stock photos that are used on the site have a white male in them. There are a lot of pictures of people with their families.</text:p>
            </text:list-item>
            <text:list-item>
              <text:p text:style-name="P5">All demo's default to the white male demographic</text:p>
            </text:list-item>
            <text:list-item>
              <text:p text:style-name="P5">The white and maroon color scheme gives the impression of cleanliness and professionalism.</text:p>
            </text:list-item>
            <text:list-item>
              <text:p text:style-name="P5">Very well organized website</text:p>
              <text:list>
                <text:list-item>
                  <text:p text:style-name="P5">Useful headings</text:p>
                </text:list-item>
                <text:list-item>
                  <text:p text:style-name="P5">Not too wordy</text:p>
                </text:list-item>
              </text:list>
            </text:list-item>
            <text:list-item>
              <text:p text:style-name="P5">No actual technically biological jargon is displayed to the user. This might turn off people that would want to know the fine details of their sequencing.</text:p>
            </text:list-item>
            <text:list-item>
              <text:p text:style-name="P5">I didn't actually find a page in the demo where you could see the complete sequence of your DNA.</text:p>
            </text:list-item>
          </text:list>
        </text:list-item>
      </text:list>
      <text:list xml:id="list964485599" text:continue-list="list692368300" text:style-name="L13">
        <text:list-item>
          <text:list>
            <text:list-header>
              <text:p text:style-name="P3"/>
            </text:list-header>
          </text:list>
        </text:list-item>
        <text:list-item>
          <text:p text:style-name="P4">Analyzes the impact of the services offered</text:p>
        </text:list-item>
      </text:list>
      <text:list xml:id="list1016140213" text:style-name="L16">
        <text:list-item>
          <text:list>
            <text:list-item>
              <text:p text:style-name="P7">The analysis decodeme provides could uncover unknown health risks for an individual and lead to a longer life because of proactive treatments.</text:p>
            </text:list-item>
            <text:list-item>
              <text:p text:style-name="P7">The sequencing of a persons DNA and associated health risk could be used to calculate insurance rates for an individual. This could be a good thing or a bad thing (depending on the results of the test).</text:p>
            </text:list-item>
            <text:list-item>
              <text:p text:style-name="P7">The genomes that decodeme collects could be used to identify larger trends in human DNA.</text:p>
            </text:list-item>
            <text:list-item>
              <text:p text:style-name="P7">The service can spread through word-of-mouth between people and have the side effect of educating the greater public about genetic testing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Uber</meta:initial-creator>
    <meta:creation-date>2012-10-18T19:00:44</meta:creation-date>
    <meta:document-statistic meta:table-count="0" meta:image-count="0" meta:object-count="0" meta:page-count="1" meta:paragraph-count="23" meta:word-count="288" meta:character-count="1625" meta:non-whitespace-character-count="1377"/>
    <dc:date>2012-10-18T19:54:03</dc:date>
    <dc:creator>Jacques Uber</dc:creator>
    <meta:editing-duration>PT7M49S</meta:editing-duration>
    <meta:editing-cycles>1</meta:editing-cycles>
    <meta:generator>LibreOffice/3.4$Unix LibreOffice_project/340m1$Build-502</meta:generator>
  </office:meta>
</office:document-meta>
</file>